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" svg:font-family="Times" style:font-family-generic="roman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7.197cm"/>
    </style:style>
    <style:style style:name="Tabela1.B" style:family="table-column">
      <style:table-column-properties style:column-width="9.816cm"/>
    </style:style>
    <style:style style:name="Tabela1.A1" style:family="table-cell">
      <style:table-cell-properties fo:background-color="#b4c7d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#b4c7dc" fo:padding="0.097cm" fo:border="0.5pt solid #000000" style:writing-mode="page">
        <style:background-image/>
      </style:table-cell-properties>
    </style:style>
    <style:style style:name="Tabela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fo:color="#000000" loext:opacity="100%" style:font-name="Times" fo:font-size="13pt" officeooo:rsid="00182ec7" officeooo:paragraph-rsid="00182ec7" style:font-size-asian="13pt" style:font-size-complex="13pt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font-name="Times" fo:font-size="13pt" officeooo:rsid="001bea46" officeooo:paragraph-rsid="001bea46" style:font-size-asian="13pt" style:font-size-complex="13pt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Times" fo:font-size="13pt" officeooo:rsid="001a21dc" officeooo:paragraph-rsid="001a21dc" style:font-size-asian="13pt" style:font-size-complex="13pt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font-name="Times" fo:font-size="13pt" style:font-size-asian="13pt" style:font-size-complex="13pt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font-name="Times" fo:font-size="15pt" fo:font-weight="bold" officeooo:rsid="00182ec7" officeooo:paragraph-rsid="00182ec7" style:font-size-asian="13pt" style:font-weight-asian="bold" style:font-size-complex="13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font-name="Times" fo:font-size="15pt" fo:font-weight="bold" officeooo:rsid="001bea46" officeooo:paragraph-rsid="001bea46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182ec7" officeooo:paragraph-rsid="00182ec7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4pt"/>
    </style:style>
    <style:style style:name="P9" style:family="paragraph" style:parent-style-name="Preformatted_20_Text">
      <style:paragraph-properties fo:text-align="center" style:justify-single-word="false"/>
      <style:text-properties fo:font-variant="normal" fo:text-transform="none" fo:color="#000000" loext:opacity="100%" style:font-name="Times" fo:font-size="13pt" fo:letter-spacing="normal" fo:font-style="normal" fo:font-weight="normal" officeooo:rsid="00182ec7" officeooo:paragraph-rsid="00182ec7" style:font-size-asian="13pt" style:font-size-complex="13pt"/>
    </style:style>
    <style:style style:name="T1" style:family="text">
      <style:text-properties fo:font-variant="normal" fo:text-transform="none" fo:color="#000000" loext:opacity="100%" style:font-name="Times" fo:font-size="13pt" fo:letter-spacing="normal" fo:font-style="normal" fo:font-weight="normal" style:font-size-asian="13pt" style:font-size-complex="13pt"/>
    </style:style>
    <style:style style:name="T2" style:family="text">
      <style:text-properties fo:font-variant="normal" fo:text-transform="none" fo:color="#000000" loext:opacity="100%" style:font-name="Times" fo:font-size="13pt" fo:letter-spacing="normal" fo:font-style="normal" fo:font-weight="normal" style:font-size-asian="13pt" style:font-size-complex="13pt" loext:padding="0cm" loext:border="none"/>
    </style:style>
    <style:style style:name="T3" style:family="text">
      <style:text-properties fo:color="#000000" loext:opacity="100%" style:font-name="Times" fo:font-size="13pt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a1" table:style-name="Tabela1">
        <table:table-column table:style-name="Tabela1.A"/>
        <table:table-column table:style-name="Tabela1.B"/>
        <table:table-row table:style-name="TableLine94285855805440">
          <table:table-cell table:style-name="Tabela1.A1" office:value-type="string">
            <text:p text:style-name="P5">Comando</text:p>
          </table:table-cell>
          <table:table-cell table:style-name="Tabela1.B1" office:value-type="string">
            <text:p text:style-name="P6">Significado</text:p>
          </table:table-cell>
        </table:table-row>
        <table:table-row table:style-name="TableLine94285855959312">
          <table:table-cell table:style-name="Tabela1.A2" office:value-type="string">
            <text:p text:style-name="P1">ls</text:p>
          </table:table-cell>
          <table:table-cell table:style-name="Tabela1.B2" office:value-type="string">
            <text:p text:style-name="P1">Lista arquivos e diretorios</text:p>
          </table:table-cell>
        </table:table-row>
        <table:table-row table:style-name="TableLine94285855960784">
          <table:table-cell table:style-name="Tabela1.A2" office:value-type="string">
            <text:p text:style-name="P1">ls -a</text:p>
          </table:table-cell>
          <table:table-cell table:style-name="Tabela1.B2" office:value-type="string">
            <text:p text:style-name="P1">Lista arquivos e diretorios incluindo ocultos</text:p>
          </table:table-cell>
        </table:table-row>
        <table:table-row table:style-name="TableLine94285855962160">
          <table:table-cell table:style-name="Tabela1.A2" office:value-type="string">
            <text:p text:style-name="P9">touch file_name.txt</text:p>
          </table:table-cell>
          <table:table-cell table:style-name="Tabela1.B2" office:value-type="string">
            <text:p text:style-name="P3">Cria um arquivo</text:p>
          </table:table-cell>
        </table:table-row>
        <table:table-row table:style-name="TableLine94285855962832">
          <table:table-cell table:style-name="Tabela1.A2" office:value-type="string">
            <text:p text:style-name="P9">touch file_name1.txt file_name2.txt file_name3.txt</text:p>
          </table:table-cell>
          <table:table-cell table:style-name="Tabela1.B2" office:value-type="string">
            <text:p text:style-name="P3">Cria diversos arquivos</text:p>
          </table:table-cell>
        </table:table-row>
        <table:table-row table:style-name="TableLine94285855963456">
          <table:table-cell table:style-name="Tabela1.A2" office:value-type="string">
            <text:p text:style-name="P1">mkdir</text:p>
          </table:table-cell>
          <table:table-cell table:style-name="Tabela1.B2" office:value-type="string">
            <text:p text:style-name="P1">Cria um diretorio</text:p>
          </table:table-cell>
        </table:table-row>
        <table:table-row table:style-name="TableLine94285855964080">
          <table:table-cell table:style-name="Tabela1.A2" office:value-type="string">
            <text:p text:style-name="P1">cd diretorio</text:p>
          </table:table-cell>
          <table:table-cell table:style-name="Tabela1.B2" office:value-type="string">
            <text:p text:style-name="P1">Muda de diretorio</text:p>
          </table:table-cell>
        </table:table-row>
        <table:table-row table:style-name="TableLine94285855964704">
          <table:table-cell table:style-name="Tabela1.A2" office:value-type="string">
            <text:p text:style-name="P1"><text:s/>cd ~</text:p>
          </table:table-cell>
          <table:table-cell table:style-name="Tabela1.B2" office:value-type="string">
            <text:p text:style-name="P1">Muda pra diretorio inicial</text:p>
          </table:table-cell>
        </table:table-row>
        <table:table-row table:style-name="TableLine94285855965328">
          <table:table-cell table:style-name="Tabela1.A2" office:value-type="string">
            <text:p text:style-name="P1"><text:s/>cd ..</text:p>
          </table:table-cell>
          <table:table-cell table:style-name="Tabela1.B2" office:value-type="string">
            <text:p text:style-name="P1">Muda pra diretorio pai</text:p>
          </table:table-cell>
        </table:table-row>
        <table:table-row table:style-name="TableLine94285855965952">
          <table:table-cell table:style-name="Tabela1.A2" office:value-type="string">
            <text:p text:style-name="P1">pwd</text:p>
          </table:table-cell>
          <table:table-cell table:style-name="Tabela1.B2" office:value-type="string">
            <text:p text:style-name="P1">Mostra o caminho para o diretorio atual</text:p>
          </table:table-cell>
        </table:table-row>
        <table:table-row table:style-name="TableLine94285855966576">
          <table:table-cell table:style-name="Tabela1.A2" office:value-type="string">
            <text:p text:style-name="P1"><text:s/>cp arquivo1 arquivo2</text:p>
          </table:table-cell>
          <table:table-cell table:style-name="Tabela1.B2" office:value-type="string">
            <text:p text:style-name="P1">Copia arquivo 1 e chama de arquivo 2</text:p>
          </table:table-cell>
        </table:table-row>
        <table:table-row table:style-name="TableLine94285855967200">
          <table:table-cell table:style-name="Tabela1.A2" office:value-type="string">
            <text:p text:style-name="P3">mv arquivo1 arquivo2</text:p>
          </table:table-cell>
          <table:table-cell table:style-name="Tabela1.B2" office:value-type="string">
            <text:p text:style-name="P3">Move ou renomeia arquivo1 para arquivo2</text:p>
          </table:table-cell>
        </table:table-row>
        <table:table-row table:style-name="TableLine94285855967984">
          <table:table-cell table:style-name="Tabela1.A2" office:value-type="string">
            <text:p text:style-name="P3">rm arquivo</text:p>
          </table:table-cell>
          <table:table-cell table:style-name="Tabela1.B2" office:value-type="string">
            <text:p text:style-name="P3">Remove um arquivo</text:p>
          </table:table-cell>
        </table:table-row>
        <table:table-row table:style-name="TableLine94285855968768">
          <table:table-cell table:style-name="Tabela1.A2" office:value-type="string">
            <text:p text:style-name="P3">rmdir diretorio</text:p>
          </table:table-cell>
          <table:table-cell table:style-name="Tabela1.B2" office:value-type="string">
            <text:p text:style-name="P3">Remove diretorio</text:p>
          </table:table-cell>
        </table:table-row>
        <table:table-row table:style-name="TableLine94285855969552">
          <table:table-cell table:style-name="Tabela1.A2" office:value-type="string">
            <text:p text:style-name="P3">cat arquivo</text:p>
          </table:table-cell>
          <table:table-cell table:style-name="Tabela1.B2" office:value-type="string">
            <text:p text:style-name="P3">Exibe um arquivo</text:p>
          </table:table-cell>
        </table:table-row>
        <table:table-row table:style-name="TableLine94285855970336">
          <table:table-cell table:style-name="Tabela1.A2" office:value-type="string">
            <text:p text:style-name="P3">less arquivo</text:p>
          </table:table-cell>
          <table:table-cell table:style-name="Tabela1.B2" office:value-type="string">
            <text:p text:style-name="P3">Exibe um arquivo, uma pagina por vez</text:p>
          </table:table-cell>
        </table:table-row>
        <table:table-row table:style-name="TableLine94285855971120">
          <table:table-cell table:style-name="Tabela1.A2" office:value-type="string">
            <text:p text:style-name="P3">head arquivo</text:p>
          </table:table-cell>
          <table:table-cell table:style-name="Tabela1.B2" office:value-type="string">
            <text:p text:style-name="P3">Exibe as primeiras linhas do arquivo</text:p>
          </table:table-cell>
        </table:table-row>
        <table:table-row table:style-name="TableLine94285855972432">
          <table:table-cell table:style-name="Tabela1.A2" office:value-type="string">
            <text:p text:style-name="P3">tail arquivo</text:p>
          </table:table-cell>
          <table:table-cell table:style-name="Tabela1.B2" office:value-type="string">
            <text:p text:style-name="P3">Exibe as ultimas linhas do arquivo</text:p>
          </table:table-cell>
        </table:table-row>
        <table:table-row table:style-name="TableLine94285855973216">
          <table:table-cell table:style-name="Tabela1.A2" office:value-type="string">
            <text:p text:style-name="P3">grab ‘palavra-chave’ arquivo</text:p>
          </table:table-cell>
          <table:table-cell table:style-name="Tabela1.B2" office:value-type="string">
            <text:p text:style-name="P3">Procura por palavras-chaves no arquivo</text:p>
          </table:table-cell>
        </table:table-row>
        <table:table-row table:style-name="TableLine94285855974000">
          <table:table-cell table:style-name="Tabela1.A2" office:value-type="string">
            <text:p text:style-name="P3">wc arquivo</text:p>
          </table:table-cell>
          <table:table-cell table:style-name="Tabela1.B2" office:value-type="string">
            <text:p text:style-name="P3">Conta o numero de linhas / palavras / caracteres</text:p>
          </table:table-cell>
        </table:table-row>
        <table:table-row table:style-name="TableLine94285855974784">
          <table:table-cell table:style-name="Tabela1.A2" office:value-type="string">
            <text:p text:style-name="P4">*</text:p>
          </table:table-cell>
          <table:table-cell table:style-name="Tabela1.B2" office:value-type="string">
            <text:p text:style-name="P3">Corresponde a qualquer numero de caracteres</text:p>
          </table:table-cell>
        </table:table-row>
        <table:table-row table:style-name="TableLine94285855975568">
          <table:table-cell table:style-name="Tabela1.A2" office:value-type="string">
            <text:p text:style-name="P4">?</text:p>
          </table:table-cell>
          <table:table-cell table:style-name="Tabela1.B2" office:value-type="string">
            <text:p text:style-name="P3">Corresponde a um caracter</text:p>
          </table:table-cell>
        </table:table-row>
        <table:table-row table:style-name="TableLine94285855976352">
          <table:table-cell table:style-name="Tabela1.A2" office:value-type="string">
            <text:p text:style-name="P3">man comando</text:p>
          </table:table-cell>
          <table:table-cell table:style-name="Tabela1.B2" office:value-type="string">
            <text:p text:style-name="P3">Le a pagina do manual online do comando informado</text:p>
          </table:table-cell>
        </table:table-row>
        <table:table-row table:style-name="TableLine94285855977136">
          <table:table-cell table:style-name="Tabela1.A2" office:value-type="string">
            <text:p text:style-name="P3">whatis comando </text:p>
          </table:table-cell>
          <table:table-cell table:style-name="Tabela1.B2" office:value-type="string">
            <text:p text:style-name="P3">Breve descrição do comando informado</text:p>
          </table:table-cell>
        </table:table-row>
        <table:table-row table:style-name="TableLine94285855977920">
          <table:table-cell table:style-name="Tabela1.A2" office:value-type="string">
            <text:p text:style-name="P3">Apropos ‘palavra-chave’</text:p>
          </table:table-cell>
          <table:table-cell table:style-name="Tabela1.B2" office:value-type="string">
            <text:p text:style-name="P3">Corresponde a comandos com palavra-chave em suas paginas de manual</text:p>
          </table:table-cell>
        </table:table-row>
        <table:table-row table:style-name="TableLine94285855978704">
          <table:table-cell table:style-name="Tabela1.A2" office:value-type="string">
            <text:p text:style-name="P2">curl </text:p>
          </table:table-cell>
          <table:table-cell table:style-name="Tabela1.B2" office:value-type="string">
            <text:p text:style-name="P8"><text:span text:style-name="Strong_20_Emphasis"><text:span text:style-name="T2">Curl é uma ferramenta para transferir dados de/para um servidor, usando um dos protocolos suportados</text:span></text:span><text:span text:style-name="T1">. Normalmente estamos usando o HTTP.</text:span><text:span text:style-name="T3"> 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" svg:font-family="Times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3.1.3$Linux_X86_64 LibreOffice_project/30$Build-3</meta:generator>
    <dc:date>2022-07-20T10:19:55.311155224</dc:date>
    <meta:editing-duration>PT14M39S</meta:editing-duration>
    <meta:editing-cycles>2</meta:editing-cycles>
    <meta:document-statistic meta:table-count="1" meta:image-count="0" meta:object-count="0" meta:page-count="1" meta:paragraph-count="52" meta:word-count="197" meta:character-count="1234" meta:non-whitespace-character-count="1083"/>
  </office:meta>
</office:document-meta>
</file>